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4"/>
    <style:style style:name="P2" style:family="paragraph" style:parent-style-name="Standard" style:list-style-name="L5"/>
    <style:style style:name="P3" style:family="paragraph" style:parent-style-name="Text_20_body" style:list-style-name="L1"/>
    <style:style style:name="P4" style:family="paragraph" style:parent-style-name="Text_20_body" style:list-style-name="L2"/>
    <style:style style:name="P5" style:family="paragraph" style:parent-style-name="Text_20_body" style:list-style-name="L3"/>
    <style:style style:name="P6" style:family="paragraph" style:parent-style-name="Text_20_body" style:list-style-name="L5"/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Cahier des charges.</text:h>
      <text:p text:style-name="Text_20_body">Vous avez un rouleau d'étiquettes ou de feuillets partiellement utilisé, et vous voulez savoir approximativement combien il en reste.</text:p>
      <text:list xml:id="list3955101050306017750" text:style-name="L1">
        <text:list-item>
          <text:p text:style-name="P3">C++</text:p>
        </text:list-item>
        <text:list-item>
          <text:p text:style-name="P3">Structures ?</text:p>
        </text:list-item>
        <text:list-item>
          <text:p text:style-name="P3">Documentation du code.</text:p>
        </text:list-item>
      </text:list>
      <text:h text:style-name="Heading_20_1" text:outline-level="1">Version alpha :</text:h>
      <text:list xml:id="list1046823140862267302" text:style-name="L2">
        <text:list-item>
          <text:p text:style-name="P4">Données en dur.</text:p>
        </text:list-item>
        <text:list-item>
          <text:p text:style-name="P4">Affiche texte (valeurs en dur) et valeurs, calculs.</text:p>
        </text:list-item>
      </text:list>
      <text:p text:style-name="Standard">Temps estimé : &lt; 1/2 journée.</text:p>
      <text:p text:style-name="Standard">Temps réel : &lt; 1 h.</text:p>
      <text:h text:style-name="Heading_20_1" text:outline-level="1">Version béta :</text:h>
      <text:list xml:id="list9141669255578694280" text:style-name="L3">
        <text:list-item>
          <text:p text:style-name="P5">Demandes des valeurs.</text:p>
        </text:list-item>
      </text:list>
      <text:p text:style-name="Standard">Temps estimé : &lt; 1/2 journée.</text:p>
      <text:p text:style-name="Standard">Temps réel : &lt; 1 h.</text:p>
      <text:h text:style-name="Heading_20_1" text:outline-level="1">Version 1 : </text:h>
      <text:list xml:id="list4110081667723409269" text:style-name="L4">
        <text:list-item>
          <text:p text:style-name="P1">Menu. </text:p>
        </text:list-item>
        <text:list-item>
          <text:p text:style-name="P1">Enregistre les résultats dans un fichier, pour un inventaire.</text:p>
        </text:list-item>
      </text:list>
      <text:p text:style-name="Standard">Temps estimé : &lt; 1/2 journée.</text:p>
      <text:h text:style-name="Heading_20_1" text:outline-level="1">Version 2 :</text:h>
      <text:list xml:id="list6172766846375900914" text:style-name="L5">
        <text:list-item>
          <text:p text:style-name="P6">Fichiers des étiquettes, par référence.</text:p>
        </text:list-item>
      </text:list>
      <text:p text:style-name="Standard">Temps estimé : 1/2 journée.</text:p>
      <text:h text:style-name="Heading_20_1" text:outline-level="1">Version 3 :</text:h>
      <text:list xml:id="list29569298" text:continue-numbering="true" text:style-name="L5">
        <text:list-item>
          <text:p text:style-name="P2">Langues par fichier.</text:p>
        </text:list-item>
        <text:list-item>
          <text:p text:style-name="P2">Codage UF8 des sources et langues.</text:p>
        </text:list-item>
      </text:list>
      <text:p text:style-name="Standard">Temps estimé : 1/2 journée.</text:p>
      <text:p text:style-name="Standard"/>
      <text:h text:style-name="Heading_20_1" text:outline-level="1">Divers : </text:h>
      <text:p text:style-name="Standard">Temps estimé du cahier des charges : environ 1h.</text:p>
      <text:p text:style-name="Standard">Temps réel du cahier des charges : moins d'1h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7M9S</meta:editing-duration>
    <meta:editing-cycles>26</meta:editing-cycles>
    <meta:generator>OpenOffice/4.1.6$Win32 OpenOffice.org_project/416m1$Build-9790</meta:generator>
    <dc:date>2019-08-24T09:36:24.06</dc:date>
    <meta:document-statistic meta:table-count="0" meta:image-count="0" meta:object-count="0" meta:page-count="1" meta:paragraph-count="28" meta:word-count="152" meta:character-count="792"/>
    <meta:user-defined meta:name="Info 1"/>
    <meta:user-defined meta:name="Info 2"/>
    <meta:user-defined meta:name="Info 3"/>
    <meta:user-defined meta:name="Info 4"/>
  </office:meta>
</office:document-meta>
</file>